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language="nl" fo:country="BE"/>
    </style:style>
    <style:style style:name="P2" style:family="paragraph" style:parent-style-name="Normal">
      <style:text-properties fo:language="nl" fo:country="BE"/>
    </style:style>
    <style:style style:name="P3" style:family="paragraph" style:parent-style-name="Heading_20_1" style:master-page-name="MP0">
      <style:paragraph-properties style:page-number="auto" fo:break-before="page"/>
      <style:text-properties fo:language="nl" fo:country="BE"/>
    </style:style>
    <style:style style:name="P4" style:family="paragraph" style:parent-style-name="List_20_Paragraph" style:list-style-name="L2">
      <style:text-properties fo:language="nl" fo:country="BE"/>
    </style:style>
    <style:style style:name="P5" style:family="paragraph" style:parent-style-name="List_20_Paragraph" style:list-style-name="L3">
      <style:text-properties fo:language="nl" fo:country="BE"/>
    </style:style>
    <style:style style:name="P6" style:family="paragraph" style:parent-style-name="List_20_Paragraph" style:list-style-name="L3">
      <style:paragraph-properties fo:line-height="107%"/>
      <style:text-properties fo:language="nl" fo:country="BE"/>
    </style:style>
    <style:style style:name="P7" style:family="paragraph" style:parent-style-name="List_20_Paragraph" style:list-style-name="L3">
      <style:text-properties fo:language="nl" fo:country="BE" officeooo:rsid="001214ce" officeooo:paragraph-rsid="001214ce"/>
    </style:style>
    <style:style style:name="P8" style:family="paragraph" style:parent-style-name="List_20_Paragraph" style:list-style-name="L3">
      <style:text-properties fo:language="nl" fo:country="BE" officeooo:rsid="00123887" officeooo:paragraph-rsid="00123887"/>
    </style:style>
    <style:style style:name="P9" style:family="paragraph" style:parent-style-name="List_20_Paragraph" style:list-style-name="L3">
      <style:text-properties fo:language="nl" fo:country="BE" officeooo:rsid="00140d50" officeooo:paragraph-rsid="00140d50"/>
    </style:style>
    <style:style style:name="P10" style:family="paragraph" style:parent-style-name="List_20_Paragraph" style:list-style-name="L3"/>
    <style:style style:name="T1" style:family="text">
      <style:text-properties style:font-name="Helvetica" style:font-name-asian="Helvetica" style:font-name-complex="Helvetica"/>
    </style:style>
    <style:style style:name="T2" style:family="text">
      <style:text-properties style:font-name="Helvetica" fo:font-size="14.5pt" style:font-name-asian="Helvetica" style:font-size-asian="14.5pt" style:font-name-complex="Helvetica" style:font-size-complex="14.5pt"/>
    </style:style>
    <style:style style:name="T3" style:family="text">
      <style:text-properties officeooo:rsid="0015f9ba"/>
    </style:style>
    <text:list-style style:name="L1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1.7264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2.4752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2.9752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3.475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3.9752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4.4752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4.9752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5.4752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5.9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ussentijdse stuklijst elektronische componenten<text:line-break/><text:span text:style-name="T3">Team 310</text:span></text:h>
      <text:list xml:id="list8408371020557206224" text:style-name="L3">
        <text:list-item>
          <text:p text:style-name="P7">Weerstanden:</text:p>
          <text:list>
            <text:list-item>
              <text:p text:style-name="P7">Level shifter voor Wi-Fi: 1x 2 kΩ &amp; 1x 1 kΩ</text:p>
            </text:list-item>
            <text:list-item>
              <text:p text:style-name="P7">Spanningsdeler batterij-indicator (EA): 1x 68 kΩ &amp; 1x 10kΩ</text:p>
            </text:list-item>
            <text:list-item>
              <text:p text:style-name="P7">Snelheidsmeter: 330Ω</text:p>
            </text:list-item>
            <text:list-item>
              <text:p text:style-name="P7">Pull-down MOSFETs: 2x 100 kΩ</text:p>
            </text:list-item>
            <text:list-item>
              <text:p text:style-name="P7">Gate MOSFETs: 2x 270Ω</text:p>
            </text:list-item>
            <text:list-item>
              <text:p text:style-name="P7">Lijnvolger: 2x 2kΩ</text:p>
            </text:list-item>
            <text:list-item>
              <text:p text:style-name="P7">Lichten: 2x 82Ω</text:p>
            </text:list-item>
            <text:list-item>
              <text:p text:style-name="P7">Lijnvolger IR LEDs: 1x 330Ω</text:p>
            </text:list-item>
            <text:list-item>
              <text:p text:style-name="P7">48x (of 24x) 270Ω voor RGB LEDs</text:p>
            </text:list-item>
            <text:list-item>
              <text:p text:style-name="P5">2x trimpot 50kΩ voor lijnvolger</text:p>
            </text:list-item>
          </text:list>
        </text:list-item>
        <text:list-item>
          <text:p text:style-name="P5">Condensatoren:</text:p>
          <text:list>
            <text:list-item>
              <text:p text:style-name="P8">2x 22µF (elektrolytisch)</text:p>
            </text:list-item>
            <text:list-item>
              <text:p text:style-name="P8">2x 1µF (ceramisch)</text:p>
            </text:list-item>
          </text:list>
        </text:list-item>
        <text:list-item>
          <text:p text:style-name="P5">1x IR ontvanger</text:p>
        </text:list-item>
        <text:list-item>
          <text:p text:style-name="P5">1x LDR</text:p>
        </text:list-item>
        <text:list-item>
          <text:p text:style-name="P5">2x IR fotodiode</text:p>
        </text:list-item>
        <text:list-item>
          <text:p text:style-name="P5">2x IR LED</text:p>
        </text:list-item>
        <text:list-item>
          <text:p text:style-name="P5">2x DPDT-relais</text:p>
        </text:list-item>
        <text:list-item>
          <text:p text:style-name="P9">1x Hall effect switch (voor meten snelheid)</text:p>
        </text:list-item>
        <text:list-item>
          <text:p text:style-name="P10"><text:span text:style-name="Default_20_Paragraph_20_Font"><text:span text:style-name="T1">2x N-channel enhancement mode MOSFETs (IRF3707ZPBF</text:span></text:span><text:span text:style-name="Default_20_Paragraph_20_Font"><text:span text:style-name="T2">)</text:span></text:span></text:p>
        </text:list-item>
        <text:list-item>
          <text:p text:style-name="P5">1x ULN2003AN 7-darlington buffer</text:p>
        </text:list-item>
        <text:list-item>
          <text:p text:style-name="P6">2x Flyback diode 1N4007</text:p>
        </text:list-item>
        <text:list-item>
          <text:p text:style-name="P6">2x LM2940 5V LDO spanningsregulator</text:p>
        </text:list-item>
        <text:list-item>
          <text:p text:style-name="P6">1x LM1117-3.3 3.3V LDO spanningsregulatormodule</text:p>
        </text:list-item>
        <text:list-item>
          <text:p text:style-name="P5">2x Arduino TT-motor</text:p>
        </text:list-item>
        <text:list-item>
          <text:p text:style-name="P5">16x (of 8x) RGB-LED</text:p>
        </text:list-item>
        <text:list-item>
          <text:p text:style-name="P5">6x (of 3x) 74HC595 shift register</text:p>
        </text:list-item>
        <text:list-item>
          <text:p text:style-name="P5">2x witte LED</text:p>
        </text:list-item>
        <text:list-item>
          <text:p text:style-name="P5">1x piezo-buzzer</text:p>
        </text:list-item>
        <text:list-item>
          <text:p text:style-name="P10"><text:a xlink:type="simple" xlink:href="https://www.olimex.com/Products/Modules/LCD/MOD-OLED-128x64/open-source-hardware" office:target-frame-name="_top" xlink:show="replace" text:style-name="Internet_20_link" text:visited-style-name="Visited_20_Internet_20_Link"><text:span text:style-name="Hyperlink"><text:span text:style-name="T1">OLED-schermpje</text:span></text:span></text:a></text:p>
        </text:list-item>
        <text:list-item>
          <text:p text:style-name="P10"><text:span text:style-name="Default_20_Paragraph_20_Font"><text:span text:style-name="T1">ESP8266 microcontroller met Wi-Fi + breakout board</text:span></text:span></text:p>
        </text:list-item>
        <text:list-item>
          <text:p text:style-name="P5">Arduino UNO</text:p>
        </text:list-item>
        <text:list-item>
          <text:p text:style-name="P5">Vrouwelijke headers</text:p>
        </text:list-item>
        <text:list-item>
          <text:p text:style-name="P5">3x 10-pin connector (M)</text:p>
        </text:list-item>
        <text:list-item>
          <text:p text:style-name="P5">M-M en M-F Dupont jumper kabeltjes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l" fo:country="NL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l" fo:country="NL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loext:contextual-spacing="false" fo:keep-together="always" fo:hyphenation-ladder-count="no-limit" fo:keep-with-next="always"/>
      <style:text-properties fo:color="#2e74b5" style:font-name="Calibri Light" fo:font-family="'Calibri Light'" style:font-family-generic="system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system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system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system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system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system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system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ystem" style:font-pitch="variable" style:font-name-asian="Calibri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system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system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Lucas Serrien</meta:initial-creator>
    <meta:creation-date>2017-04-01T17:41:00Z</meta:creation-date>
    <dc:date>2017-04-01T19:44:14.635054381</dc:date>
    <meta:editing-cycles>6</meta:editing-cycles>
    <meta:editing-duration>PT2M25S</meta:editing-duration>
    <meta:document-statistic meta:table-count="0" meta:image-count="0" meta:object-count="0" meta:page-count="1" meta:paragraph-count="37" meta:word-count="188" meta:character-count="992" meta:non-whitespace-character-count="877"/>
    <meta:template xlink:type="simple" xlink:actuate="onRequest" xlink:title="" xlink:href="../../../../Downloads/Stuklijst%20elektronische%20componenten.odt/Normal.dotm"/>
  </office:meta>
</office:document-meta>
</file>